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language="ru" fo:country="RU" fo:font-weight="normal" officeooo:rsid="001c35f6" officeooo:paragraph-rsid="001c35f6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5.226cm"/>
        </style:tab-stops>
      </style:paragraph-properties>
      <style:text-properties fo:font-size="10pt" fo:language="ru" fo:country="RU" fo:font-weight="normal" officeooo:rsid="001c35f6" officeooo:paragraph-rsid="001c35f6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24pt" fo:language="ru" fo:country="RU" fo:font-weight="bold" officeooo:rsid="001c35f6" officeooo:paragraph-rsid="001c35f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c35f6" officeooo:paragraph-rsid="001d4464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d4464" officeooo:paragraph-rsid="001d49f9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language="en" fo:country="US" fo:font-weight="normal" officeooo:rsid="001d49f9" officeooo:paragraph-rsid="001d49f9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fo:language="en" fo:country="US" fo:font-weight="normal" officeooo:rsid="001d9ada" officeooo:paragraph-rsid="001d9ada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3pt" fo:language="en" fo:country="US" fo:font-weight="normal" officeooo:rsid="001e8fcb" officeooo:paragraph-rsid="001e8fcb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language="en" fo:country="US" fo:font-weight="normal" officeooo:rsid="00241a48" officeooo:paragraph-rsid="00241a48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en" fo:country="US" fo:font-weight="normal" officeooo:rsid="0024e9c1" officeooo:paragraph-rsid="0024e9c1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d9ada" officeooo:paragraph-rsid="001d9ada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fo:language="ru" fo:country="RU" fo:font-weight="normal" officeooo:rsid="001e8fcb" officeooo:paragraph-rsid="001e8fc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e8fcb" officeooo:paragraph-rsid="001e8fcb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ru" fo:country="RU" fo:font-weight="normal" officeooo:rsid="0025a347" officeooo:paragraph-rsid="0025a347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language="ru" fo:country="RU" fo:font-weight="normal" officeooo:rsid="0026b8cd" officeooo:paragraph-rsid="0026b8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language="ru" fo:country="RU" fo:font-weight="normal" officeooo:rsid="0020eedb" officeooo:paragraph-rsid="0020eed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language="ru" fo:country="RU" fo:font-weight="normal" officeooo:rsid="0022f2ae" officeooo:paragraph-rsid="0022f2ae" style:font-size-asian="13pt" style:font-weight-asian="normal" style:font-size-complex="1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a34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41a48"/>
    </style:style>
    <style:style style:name="T5" style:family="text">
      <style:text-properties fo:language="ru" fo:country="RU" officeooo:rsid="0025a347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d4464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1f4314" style:font-size-asian="24pt" style:font-weight-asian="bold" style:font-size-complex="24pt" style:font-weight-complex="bold"/>
    </style:style>
    <style:style style:name="T9" style:family="text">
      <style:text-properties officeooo:rsid="001d4464"/>
    </style:style>
    <style:style style:name="T10" style:family="text">
      <style:text-properties officeooo:rsid="001f70ba"/>
    </style:style>
    <style:style style:name="T11" style:family="text">
      <style:text-properties officeooo:rsid="0022f2ae"/>
    </style:style>
    <style:style style:name="T12" style:family="text">
      <style:text-properties officeooo:rsid="00241a48"/>
    </style:style>
    <style:style style:name="T13" style:family="text">
      <style:text-properties officeooo:rsid="0025a347"/>
    </style:style>
    <style:style style:name="T14" style:family="text">
      <style:text-properties officeooo:rsid="0028ed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">Введение:</text:p>
      <text:p text:style-name="P16">В 2019 году большое внимание привлекла игра <text:span text:style-name="T1">Death stranding, </text:span>имеющая очень оригинальный сюжет. <text:span text:style-name="T11">Но не все компьютеры могут «потянуть» такую игру. По этому я решил написать свою упрощенную версию этой игры.</text:span></text:p>
      <text:p text:style-name="P1"/>
      <text:p text:style-name="P1"/>
      <text:p text:style-name="P1"/>
      <text:p text:style-name="P2"><text:span text:style-name="T6">Идея</text:span><text:span text:style-name="T7">:</text:span></text:p>
      <text:p text:style-name="P17">Создать упрощенную версию популярной игры <text:span text:style-name="T1">Death stranding.</text:span></text:p>
      <text:p text:style-name="P4"/>
      <text:p text:style-name="P4"/>
      <text:p text:style-name="P4"><text:span text:style-name="T9"><text:s/></text:span><text:span text:style-name="T7">Реализация:</text:span></text:p>
      <text:p text:style-name="P5">В своем проекте я использовал <text:span text:style-name="T12">12 вспомогательных функций и 5 классов:</text:span></text:p>
      <text:list xml:id="list2240667564" text:style-name="L1">
        <text:list-item>
          <text:p text:style-name="P6"><text:span text:style-name="T12">Tile – </text:span><text:span text:style-name="T4">класс текстур</text:span><text:span text:style-name="T3">.</text:span></text:p>
        </text:list-item>
        <text:list-item>
          <text:p text:style-name="P9">Actor, Zombie, Player —<text:span text:style-name="T3"> классы героев и игрока.</text:span></text:p>
        </text:list-item>
        <text:list-item>
          <text:p text:style-name="P9">Camera – <text:span text:style-name="T3">класс камеры.</text:span></text:p>
        </text:list-item>
      </text:list>
      <text:p text:style-name="P10"><text:span text:style-name="T3">Все взаимодействия игрока с окр. миром прописаны в </text:span>update() <text:span text:style-name="T3">класса </text:span>Player. </text:p>
      <text:p text:style-name="P11"/>
      <text:p text:style-name="P14">Вспомогательные функции:</text:p>
      <text:list xml:id="list1466498436" text:style-name="L2">
        <text:list-item>
          <text:p text:style-name="P7">load_image – <text:span text:style-name="T5">загрузка картинки.</text:span></text:p>
        </text:list-item>
        <text:list-item>
          <text:p text:style-name="P8"><text:span text:style-name="T3">load_level — </text:span><text:span text:style-name="T5">загрузка уровня.</text:span></text:p>
        </text:list-item>
        <text:list-item>
          <text:p text:style-name="P12">generate_level — <text:span text:style-name="T13">генерация уровня через текстовый файл</text:span></text:p>
        </text:list-item>
        <text:list-item>
          <text:p text:style-name="P12">terminate — <text:span text:style-name="T13">функция выхода из игры.</text:span></text:p>
        </text:list-item>
        <text:list-item>
          <text:p text:style-name="P12">Game — <text:span text:style-name="T13">игровой цикл.</text:span></text:p>
        </text:list-item>
        <text:list-item>
          <text:p text:style-name="P12">start_screen — <text:span text:style-name="T13">начальный экран.</text:span></text:p>
        </text:list-item>
        <text:list-item>
          <text:p text:style-name="P12">instruction_screen — <text:span text:style-name="T13">экран инструкция.</text:span></text:p>
        </text:list-item>
        <text:list-item>
          <text:p text:style-name="P12">first_screen — <text:span text:style-name="T13">первый экран с историей.</text:span></text:p>
        </text:list-item>
        <text:list-item>
          <text:p text:style-name="P12">final_screen — <text:span text:style-name="T13">экран при </text:span><text:span text:style-name="T2">game over.</text:span></text:p>
        </text:list-item>
        <text:list-item>
          <text:p text:style-name="P12">over_screen — <text:span text:style-name="T13">экран при полном прохождении игры.</text:span></text:p>
        </text:list-item>
        <text:list-item>
          <text:p text:style-name="P12">second_screen — <text:span text:style-name="T13">вспомогательный экран.</text:span></text:p>
        </text:list-item>
        <text:list-item>
          <text:p text:style-name="P12">story_screen — <text:span text:style-name="T13">диалоговый экран.</text:span></text:p>
        </text:list-item>
      </text:list>
      <text:p text:style-name="P13"/>
      <text:p text:style-name="P13"/>
      <text:p text:style-name="P4"><text:span text:style-name="T8">Перспективы</text:span><text:span text:style-name="T7">:</text:span></text:p>
      <text:p text:style-name="P15">Можно построить более сложный сюжет. Добавить интересных заданий, анимацию всех персонажей, <text:span text:style-name="T14">единую карту(пространство)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38:37.555000000</meta:creation-date>
    <dc:date>2020-01-07T13:52:04.612000000</dc:date>
    <meta:editing-duration>PT51M3S</meta:editing-duration>
    <meta:editing-cycles>4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25" meta:word-count="155" meta:character-count="1126" meta:non-whitespace-character-count="993"/>
  </office:meta>
</office:document-meta>
</file>